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language="ru" fo:country="RU" officeooo:rsid="000482c7" officeooo:paragraph-rsid="000482c7" style:font-size-asian="14pt" style:font-size-complex="14pt"/>
    </style:style>
    <style:style style:name="P2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language="ru" fo:country="RU" officeooo:rsid="000876a6" officeooo:paragraph-rsid="000876a6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/>
      <style:text-properties style:font-name="Times New Roman" fo:font-size="14pt" fo:language="ru" fo:country="RU" officeooo:rsid="000164d2" officeooo:paragraph-rsid="000164d2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/>
      <style:text-properties style:font-name="Times New Roman" fo:font-size="14pt" fo:language="ru" fo:country="RU" officeooo:rsid="000164d2" officeooo:paragraph-rsid="00042417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/>
      <style:text-properties style:font-name="Times New Roman" fo:font-size="14pt" fo:language="ru" fo:country="RU" officeooo:rsid="00042417" officeooo:paragraph-rsid="00042417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/>
      <style:text-properties style:font-name="Times New Roman" fo:font-size="14pt" fo:language="ru" fo:country="RU" officeooo:rsid="0003331d" officeooo:paragraph-rsid="00042417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/>
      <style:text-properties style:font-name="Times New Roman" fo:font-size="14pt" fo:language="ru" fo:country="RU" officeooo:rsid="0003331d" officeooo:paragraph-rsid="0003331d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/>
      <style:text-properties style:font-name="Times New Roman" fo:font-size="14pt" fo:language="ru" fo:country="RU" officeooo:rsid="00056590" officeooo:paragraph-rsid="00056590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/>
      <style:text-properties style:font-name="Times New Roman" fo:font-size="14pt" fo:language="ru" fo:country="RU" officeooo:rsid="000876a6" officeooo:paragraph-rsid="000876a6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Heading_20_2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Heading_20_3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Heading_20_1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Heading_20_1">
      <style:paragraph-properties fo:margin-top="0cm" fo:margin-bottom="0cm" loext:contextual-spacing="false" fo:line-height="115%" fo:text-align="justify" style:justify-single-word="false"/>
      <style:text-properties style:font-name="Times New Roman" fo:font-size="14pt" officeooo:paragraph-rsid="00042417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91e54"/>
    </style:style>
    <style:style style:name="T3" style:family="text">
      <style:text-properties fo:language="ru" fo:country="RU" officeooo:rsid="00042417"/>
    </style:style>
    <style:style style:name="T4" style:family="text">
      <style:text-properties fo:language="ru" fo:country="RU" officeooo:rsid="00091e54"/>
    </style:style>
    <style:style style:name="T5" style:family="text">
      <style:text-properties officeooo:rsid="0003331d"/>
    </style:style>
    <style:style style:name="T6" style:family="text">
      <style:text-properties officeooo:rsid="00042417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officeooo:rsid="0009a5f7" style:font-size-asian="14pt" style:font-size-complex="14pt"/>
    </style:style>
    <style:style style:name="T9" style:family="text">
      <style:text-properties officeooo:rsid="00091e54"/>
    </style:style>
    <style:style style:name="T10" style:family="text">
      <style:text-properties officeooo:rsid="0009c49f"/>
    </style:style>
    <style:style style:name="T11" style:family="text">
      <style:text-properties officeooo:rsid="000dfbf8"/>
    </style:style>
    <style:style style:name="T12" style:family="text">
      <style:text-properties officeooo:rsid="001010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остроение модели прогнозирования продаж <text:span text:style-name="T5">в единицах</text:span> товара (на примере <text:span text:style-name="T5">внедрения модели в </text:span>сет<text:span text:style-name="T11">ь крупного</text:span> спортивого ритейлера).</text:p>
      <text:p text:style-name="P3"/>
      <text:h text:style-name="P13" text:outline-level="1">1. <text:span text:style-name="T1">Business understanding </text:span><text:span text:style-name="T4">(Б</text:span>изнес постановка)</text:h>
      <text:h text:style-name="P14" text:outline-level="1"><text:span text:style-name="T6">1.1. </text:span>Опредление бизнес-целей</text:h>
      <text:p text:style-name="P10"><text:span text:style-name="T3">Д</text:span>остижение <text:span text:style-name="T3">такого </text:span>высокого качества модели, позволяющего использовать прогноз для системы пополнения товара.</text:p>
      <text:h text:style-name="P11" text:outline-level="2"><text:span text:style-name="T6">1.2. </text:span>Оценка текущей ситуации</text:h>
      <text:p text:style-name="P5">Определение временных возможностей экспертов из бизнеса для выдачи консультаций. </text:p>
      <text:p text:style-name="P5">Определение наличия необходимого железа для проекта.</text:p>
      <text:p text:style-name="P5">Оценка <text:span text:style-name="T10">возможных</text:span> рисков.</text:p>
      <text:h text:style-name="P11" text:outline-level="2"><text:span text:style-name="T3">1.3. </text:span>Определение целей аналитики </text:h>
      <text:p text:style-name="P6"><text:span text:style-name="T6">О</text:span>пределение используемых методов прогнозирования для определения <text:span text:style-name="T1">baseline </text:span>для проекта. </text:p>
      <text:p text:style-name="P6"><text:span text:style-name="T6">В</text:span>ыставление критериев качества модели, например, <text:span text:style-name="T1">R2 </text:span>общий и детальный для конкретного товара или группы товаров, <text:span text:style-name="T1">MSE, RMSE, в</text:span>ысокий прогноз в периоды крупный промокампаний.</text:p>
      <text:h text:style-name="P11" text:outline-level="2"><text:span text:style-name="T3">1.4. </text:span>Подготовка плана проекта <text:s/></text:h>
      <text:p text:style-name="P6"><text:span text:style-name="T6">О</text:span>пределение сроков достижения результата.</text:p>
      <text:p text:style-name="P7"/>
      <text:h text:style-name="P13" text:outline-level="1">2. <text:span text:style-name="T9">Data Understanding (</text:span>Анализ данных<text:span text:style-name="T9">)</text:span></text:h>
      <text:h text:style-name="P11" text:outline-level="2"><text:span text:style-name="T3">2.1. </text:span>Сбор данных </text:h>
      <text:p text:style-name="P4"><text:span text:style-name="T5">П</text:span>олучение доступа к хранилищу данных, получение необходимых знаний о структуре данных, качестве, источниках, времени репликаций.</text:p>
      <text:h text:style-name="P11" text:outline-level="2"><text:span text:style-name="T3">2.2. </text:span>Описание данных</text:h>
      <text:p text:style-name="P1">Описание всех данных в источниках, сбор статистики по данным. </text:p>
      <text:h text:style-name="P11" text:outline-level="2"><text:span text:style-name="T3">2.3. </text:span>Изучение данных </text:h>
      <text:p text:style-name="P1">Выявление важностей переменных, гистограмм, попытка найти закономерности в данных. </text:p>
      <text:p text:style-name="P6"><text:span text:style-name="T6">В</text:span>ыявление особенностей данных, связанных с работой Компании <text:span text:style-name="T11">(например, влияние крупных промоактивностей на всплески продаж)</text:span>.</text:p>
      <text:h text:style-name="P11" text:outline-level="2"><text:span text:style-name="T3">2.4. </text:span>Проверка качества данных </text:h>
      <text:p text:style-name="P6"><text:span text:style-name="T6">П</text:span>роверка полноты данных после периодических репликаций.</text:p>
      <text:p text:style-name="P3"/>
      <text:h text:style-name="P13" text:outline-level="1"><text:soft-page-break/>3. <text:span text:style-name="T2">Data Preparation (</text:span>Подготовка данных<text:span text:style-name="T9">)</text:span></text:h>
      <text:h text:style-name="P11" text:outline-level="2"><text:span text:style-name="T6">3.1. </text:span>Выборка <text:span text:style-name="T5">данных </text:span></text:h>
      <text:p text:style-name="P6">Выявление максимально значимых атрибутов.</text:p>
      <text:p text:style-name="P8">Выявление корреляции с другими атрибутами. </text:p>
      <text:h text:style-name="P11" text:outline-level="2"><text:span text:style-name="T6">3.2 О</text:span>чистка данных </text:h>
      <text:p text:style-name="P5">Избавление от выбросов, например, выбрасывание данных об оптовых непланируемых закупках юридических лиц с целью оставления информации только о физических клиентах.</text:p>
      <text:h text:style-name="P11" text:outline-level="2"><text:span text:style-name="T3">3.3. </text:span>Генерация данных</text:h>
      <text:p text:style-name="P4"><text:span text:style-name="T6">С</text:span>оздание новых описательных переменных вроде <text:span text:style-name="T5">флагов </text:span>промо активностей <text:span text:style-name="T5">на определенную дату</text:span> и скользящих средних по продажам товара за <text:span text:style-name="T5">предшествующие</text:span> периоды.</text:p>
      <text:h text:style-name="P11" text:outline-level="2"><text:span text:style-name="T6">3.4. </text:span>Форматирование данных</text:h>
      <text:p text:style-name="P4"><text:span text:style-name="T6">Приведение данных к необходимому для использования алгоритмов вид (например, шкалирование)</text:span>.</text:p>
      <text:p text:style-name="P3"/>
      <text:h text:style-name="P13" text:outline-level="1">4. <text:span text:style-name="T9">Modeling (</text:span>Моделирование<text:span text:style-name="T9">)</text:span></text:h>
      <text:h text:style-name="P11" text:outline-level="2"><text:span text:style-name="T3">4.1. </text:span>Выбор алгоритмов </text:h>
      <text:p text:style-name="P4"><text:span text:style-name="T6">Перебор основных алгоритмов, таких как </text:span>случайный лес, градиентный бустинг, нейронные сети.</text:p>
      <text:h text:style-name="P11" text:outline-level="2"><text:span text:style-name="T3">4.2. </text:span>Подготовка плана тестирования </text:h>
      <text:p text:style-name="P4"><text:span text:style-name="T6">О</text:span>бучение на исторических данных, тестирование на свежих данных.</text:p>
      <text:h text:style-name="P11" text:outline-level="2"><text:span text:style-name="T3">4.3. </text:span>Оценка качества моделей </text:h>
      <text:p text:style-name="P4"><text:span text:style-name="T6">В</text:span>ыбор модели с наилучшими показателями <text:span text:style-name="T1">R2 </text:span>и <text:span text:style-name="T1">RMSE.</text:span></text:p>
      <text:p text:style-name="P3"/>
      <text:h text:style-name="P13" text:outline-level="1">5. <text:span text:style-name="T9">Evaluation (</text:span>Оценка решения<text:span text:style-name="T9">)</text:span></text:h>
      <text:h text:style-name="P13" text:outline-level="1"><text:span text:style-name="T6">5.1. </text:span>Оценка результатов </text:h>
      <text:p text:style-name="P6"><text:span text:style-name="T6">П</text:span>резентация результатов аналитикам из бизнеса для получение оценки <text:span text:style-name="T12">результата</text:span>.</text:p>
      <text:h text:style-name="P11" text:outline-level="2"><text:span text:style-name="T6">5.2. </text:span>Оценка процесса</text:h>
      <text:p text:style-name="P2"><text:span text:style-name="T7">Поиск неудачных мест</text:span><text:span text:style-name="T8">, выявленных в ходе проекта, </text:span><text:span text:style-name="T7">с целью недопущения подобного в будущем. </text:span></text:p>
      <text:h text:style-name="P12" text:outline-level="3"><text:span text:style-name="T3">5.3. </text:span>Определение следующих шагов </text:h>
      <text:p text:style-name="P9">Принятие решения по внедрению модели или проведении последующих доработок.</text:p>
      <text:p text:style-name="P6"><text:span text:style-name="T6">С</text:span>оздание новых моделей для других сопутствующих задач, например, продаж товара в деньгах.</text:p>
      <text:h text:style-name="P13" text:outline-level="1"><text:soft-page-break/>6. <text:span text:style-name="T9">Deployment (</text:span>Внедрение<text:span text:style-name="T9">)</text:span></text:h>
      <text:h text:style-name="P11" text:outline-level="2"><text:span text:style-name="T3">6.1. </text:span>Внедрение </text:h>
      <text:p text:style-name="P6"><text:span text:style-name="T6">Н</text:span>астройка периодических репликаций данных, планового инкрементального дообучения модели и выгрузки результатов в приемлемый для заказчика вид.</text:p>
      <text:p text:style-name="P9">Проведение периодического тюнинга модели. </text:p>
      <text:h text:style-name="P11" text:outline-level="2"><text:span text:style-name="T3">6.2. </text:span>Планирование мониторинга и поддержки </text:h>
      <text:p text:style-name="P6"><text:span text:style-name="T6">С</text:span>оздание системы контролинга за качеством работы модели и репликации данных.</text:p>
      <text:h text:style-name="P11" text:outline-level="2"><text:span text:style-name="T3">6.3. </text:span>Подготовка отчета <text:span text:style-name="T6">и ре</text:span>вью проекта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 LibreOffice_project/86daf60bf00efa86ad547e59e09d6bb77c699acb</meta:generator>
    <dc:date>2019-08-23T22:05:41.096000000</dc:date>
    <meta:editing-duration>PT32M11S</meta:editing-duration>
    <meta:editing-cycles>11</meta:editing-cycles>
    <meta:document-statistic meta:table-count="0" meta:image-count="0" meta:object-count="0" meta:page-count="3" meta:paragraph-count="55" meta:word-count="393" meta:character-count="3187" meta:non-whitespace-character-count="2827"/>
  </office:meta>
</office:document-meta>
</file>